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.getOutpu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broadcastEven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utput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setValue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utput.remove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put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.generateItem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utput.readFromRequest( FormContext form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put.Output( Outpu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